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6c2d8" officeooo:paragraph-rsid="0006c2d8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6f5ac" officeooo:paragraph-rsid="0006f5ac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7eaa0" officeooo:paragraph-rsid="0007eaa0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normal" officeooo:rsid="0006f5ac" officeooo:paragraph-rsid="0006f5ac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6c2d8" officeooo:paragraph-rsid="0006c2d8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paragraph-rsid="0007eaa0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9.75pt" fo:letter-spacing="normal" fo:font-style="normal" fo:font-weight="bold" officeooo:rsid="0007eaa0" officeooo:paragraph-rsid="0007eaa0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0adcb5" officeooo:paragraph-rsid="000adcb5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07eaa0" officeooo:paragraph-rsid="0007eaa0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normal" officeooo:rsid="000adcb5" officeooo:paragraph-rsid="000adcb5" style:font-size-asian="14pt" style:font-weight-asian="normal" style:font-size-complex="16pt" style:font-weight-complex="normal"/>
    </style:style>
    <style:style style:name="T1" style:family="text">
      <style:text-properties fo:font-variant="normal" fo:text-transform="none" fo:color="#000000" style:font-name="Arial" fo:font-size="9.75pt" fo:letter-spacing="normal" fo:font-style="normal" fo:font-weight="bold"/>
    </style:style>
    <style:style style:name="T2" style:family="text">
      <style:text-properties fo:font-variant="normal" fo:text-transform="none" fo:color="#000000" style:font-name="Arial" fo:font-size="9.75pt" fo:letter-spacing="normal" fo:font-style="normal" fo:font-weight="bold" officeooo:rsid="0007eaa0"/>
    </style:style>
    <style:style style:name="T3" style:family="text">
      <style:text-properties fo:font-variant="normal" fo:text-transform="none" fo:color="#000000" style:font-name="Arial" fo:font-size="9.75pt" fo:letter-spacing="normal" fo:font-style="normal" fo:font-weight="bold" officeooo:rsid="000969e1"/>
    </style:style>
    <style:style style:name="T4" style:family="text">
      <style:text-properties officeooo:rsid="0007eaa0" style:font-size-asian="12.25pt" style:font-weight-asian="normal" style:font-size-complex="14pt" style:font-weight-complex="normal"/>
    </style:style>
    <style:style style:name="T5" style:family="text">
      <style:text-properties officeooo:rsid="000adc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LES</text:p>
      <text:p text:style-name="P1"/>
      <text:p text:style-name="P2">1) FULL_SENSOR_PLANNING</text:p>
      <text:p text:style-name="P4">(both HD and LD) <text:span text:style-name="T5">check</text:span></text:p>
      <text:p text:style-name="P3">2) MOS_GCD PLANNING</text:p>
      <text:p text:style-name="P10">check</text:p>
      <text:p text:style-name="P8">3) STRIP_SENSOR_LOGISTICS</text:p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T4">Questions for Alex: LD logistics/planning spreadsheet has “</text:span><text:span text:style-name="T1">Status in view of dicing frame removal” </text:span><text:span text:style-name="T2">but HD Logistics/planning doesn’t – </text:span><text:span text:style-name="T3">what’s up with that? Also, LD has pre-irrad. Test on DF and of DF columns, while HD has only pre-irrad test – in my table I assumed that HD is off DF.</text:span></text:p>
      <text:p text:style-name="P7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7T09:48:57.506005531</meta:creation-date>
    <dc:date>2022-05-07T15:44:55.619317832</dc:date>
    <meta:editing-duration>PT37M47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7" meta:word-count="63" meta:character-count="385" meta:non-whitespace-character-count="327"/>
  </office:meta>
</office:document-meta>
</file>